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c68a" officeooo:paragraph-rsid="001ec68a"/>
    </style:style>
    <style:style style:name="P2" style:family="paragraph" style:parent-style-name="Standard">
      <style:text-properties fo:font-style="italic" officeooo:rsid="0020733b" officeooo:paragraph-rsid="0020733b" style:font-style-asian="italic" style:font-style-complex="italic"/>
    </style:style>
    <style:style style:name="P3" style:family="paragraph" style:parent-style-name="Standard">
      <style:text-properties fo:font-style="italic" officeooo:rsid="00223ac5" officeooo:paragraph-rsid="00223ac5" style:font-style-asian="italic" style:font-style-complex="italic"/>
    </style:style>
    <style:style style:name="P4" style:family="paragraph" style:parent-style-name="Standard">
      <style:text-properties fo:font-style="italic" officeooo:rsid="0023af72" officeooo:paragraph-rsid="0023af72" style:font-style-asian="italic" style:font-style-complex="italic"/>
    </style:style>
    <style:style style:name="P5" style:family="paragraph" style:parent-style-name="Standard">
      <style:text-properties fo:font-style="italic" officeooo:rsid="00255cd5" officeooo:paragraph-rsid="00255cd5" style:font-style-asian="italic" style:font-style-complex="italic"/>
    </style:style>
    <style:style style:name="P6" style:family="paragraph" style:parent-style-name="Standard">
      <style:text-properties fo:font-style="italic" officeooo:rsid="0026af8c" officeooo:paragraph-rsid="0026af8c" style:font-style-asian="italic" style:font-style-complex="italic"/>
    </style:style>
    <style:style style:name="P7" style:family="paragraph" style:parent-style-name="Standard">
      <style:text-properties fo:font-style="italic" officeooo:rsid="0027e4b0" officeooo:paragraph-rsid="0027e4b0" style:font-style-asian="italic" style:font-style-complex="italic"/>
    </style:style>
    <style:style style:name="P8" style:family="paragraph" style:parent-style-name="Standard">
      <style:text-properties fo:font-style="italic" officeooo:rsid="002961c9" officeooo:paragraph-rsid="002961c9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3af72" style:font-style-asian="normal" style:font-style-complex="normal"/>
    </style:style>
    <style:style style:name="T3" style:family="text">
      <style:text-properties fo:font-style="normal" officeooo:rsid="002961c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ппер, психотерапия, Просветление.</text:p>
      <text:p text:style-name="P1">Как связаны</text:p>
      <text:p text:style-name="P1">Просветление – нагруженный термин</text:p>
      <text:p text:style-name="P1"><text:tab/>есть буддизм – тибетский со школами, западный (consensus) эклектичный – секулярный сборник</text:p>
      <text:p text:style-name="P1">адвайта-веданта – похожая концепция, другие теоретические предпосылки</text:p>
      <text:p text:style-name="P1">нью-эйдж строят что-то похожее, размыто, менее конкретно</text:p>
      <text:p text:style-name="P1"/>
      <text:p text:style-name="P1">центральная концепция буддизма – дуккха, страдание</text:p>
      <text:p text:style-name="P1">более точный перевод – цепляние</text:p>
      <text:p text:style-name="P1">мы не можем что-то отпустить</text:p>
      <text:p text:style-name="P1">просветление – не цепляние</text:p>
      <text:p text:style-name="P1">реализация недвойственности (отсутсиве границ между личным и широким я)</text:p>
      <text:p text:style-name="P1">нецепляющееся внимание – ни сфокусирован, ни расфокусирован</text:p>
      <text:p text:style-name="P1">дзогчен – практика осознавания себя уже просветленным</text:p>
      <text:p text:style-name="P1">практикуя, просто даю всему возникать, воспринимаю </text:p>
      <text:p text:style-name="P1">шене</text:p>
      <text:p text:style-name="P1">в итоге реализую пустотность</text:p>
      <text:p text:style-name="P1">я пространство, в котором возникают штуки, а не штуки</text:p>
      <text:p text:style-name="P1">пустотность есть форма, форма есть пустотность</text:p>
      <text:p text:style-name="P2">вопрос – <text:span text:style-name="T1">какая разница между этими двумя утверждениями</text:span></text:p>
      <text:p text:style-name="P2"><text:span text:style-name="T1">это пока двойственность (пустотность лучше формы)</text:span></text:p>
      <text:p text:style-name="P2"><text:span text:style-name="T1">потом практикую что-то</text:span></text:p>
      <text:p text:style-name="P2"><text:span text:style-name="T1">открываю глаза, и все возвращается</text:span></text:p>
      <text:p text:style-name="P2"><text:span text:style-name="T1">цель – воспринимать и не вовлекаться</text:span></text:p>
      <text:p text:style-name="P2"><text:span text:style-name="T1">потом я понима, что и что и другое ощущается одинквово</text:span></text:p>
      <text:p text:style-name="P2"><text:span text:style-name="T1">на собственном опыте получается ригпа, недвойственное воприятие</text:span></text:p>
      <text:p text:style-name="P2"><text:span text:style-name="T1">Дзогчен: безоткатная способность переходить в ригпу по желанию</text:span></text:p>
      <text:p text:style-name="P2"><text:span text:style-name="T1">зачем</text:span></text:p>
      <text:p text:style-name="P2"><text:span text:style-name="T1">любопытно, приятно, психоделическое</text:span></text:p>
      <text:p text:style-name="P2"><text:span text:style-name="T1">одновременно чувствую себя во всех феноменах, а не только в теле</text:span></text:p>
      <text:p text:style-name="P2"><text:span text:style-name="T1">удовольствие от всего вокруг</text:span></text:p>
      <text:p text:style-name="P2"><text:span text:style-name="T1">меньше страдаю, потмоу что даю штукам возникать-исчезать</text:span></text:p>
      <text:p text:style-name="P2"><text:span text:style-name="T1">разграничиваем боль и страдание</text:span></text:p>
      <text:p text:style-name="P2"><text:span text:style-name="T1">в недвойственном состоянии я не страдаю, даже если боль есть</text:span></text:p>
      <text:p text:style-name="P3"><text:span text:style-name="T1">проблема</text:span></text:p>
      <text:p text:style-name="P3"><text:span text:style-name="T1">тяжело постоянно поддерживать ригпу в повседневной жизни</text:span></text:p>
      <text:p text:style-name="P3"><text:span text:style-name="T1">у реализованных учителей бывают проблемы</text:span></text:p>
      <text:p text:style-name="P3"><text:span text:style-name="T1">top-down подход – насилие над собой, фигачить инструкции</text:span></text:p>
      <text:p text:style-name="P3"><text:span text:style-name="T1">оптимизировать?</text:span></text:p>
      <text:p text:style-name="P3"><text:span text:style-name="T1">Попперская эпистемология</text:span></text:p>
      <text:p text:style-name="P3"><text:span text:style-name="T1">Карл Поппер – философ науки</text:span></text:p>
      <text:p text:style-name="P3"><text:span text:style-name="T1">движение критического рационализма</text:span></text:p>
      <text:p text:style-name="P3"><text:span text:style-name="T1">ключевая фигура – Девид Дойч (Структура реальности, Начало бесконечности)</text:span></text:p>
      <text:p text:style-name="P3"><text:span text:style-name="T1">весь субъективный опыт теоретичен в основе</text:span></text:p>
      <text:p text:style-name="P3"><text:span text:style-name="T1">идея – эксплицитные – пишу на бумаге</text:span></text:p>
      <text:p text:style-name="P3"><text:span text:style-name="T1">имплицитные – мутные чувства, </text:span><text:span text:style-name="T2">можно переводить в эксплицитные</text:span></text:p>
      <text:p text:style-name="P4"><text:span text:style-name="T1">осознаваемые – сейчас находятся в восприятии</text:span></text:p>
      <text:p text:style-name="P4"><text:span text:style-name="T1">неосознаваемые</text:span></text:p>
      <text:p text:style-name="P4"><text:soft-page-break/><text:span text:style-name="T1">фальсифицируемые и функциональные идеи</text:span></text:p>
      <text:p text:style-name="P4"><text:span text:style-name="T1">любой кусок модели должен быть необходим</text:span></text:p>
      <text:p text:style-name="P4"><text:span text:style-name="T1">переживание проблемы – конфликт между идеями</text:span></text:p>
      <text:p text:style-name="P4"><text:span text:style-name="T1">любая проблема – что-то не так со знанием</text:span></text:p>
      <text:p text:style-name="P4"><text:span text:style-name="T1">стремитесь к состоянию неконфликтности между знаниями</text:span></text:p>
      <text:p text:style-name="P4"><text:span text:style-name="T1">следствия</text:span></text:p>
      <text:p text:style-name="P4"><text:span text:style-name="T1">эмоции – имплицитные идеи, тоже часть нашей карты</text:span></text:p>
      <text:p text:style-name="P4"><text:span text:style-name="T1">боль – не всегда плохо</text:span></text:p>
      <text:p text:style-name="P4"><text:span text:style-name="T1">неприятная музыка, неприятные люди – это из-за недостатка информации</text:span></text:p>
      <text:p text:style-name="P5"><text:span text:style-name="T1">ценности могут быть ошибочны</text:span></text:p>
      <text:p text:style-name="P5"><text:span text:style-name="T1">все основывается на карте</text:span></text:p>
      <text:p text:style-name="P5"><text:span text:style-name="T1">техника Александера</text:span></text:p>
      <text:p text:style-name="P5"><text:span text:style-name="T1">что общего между буддизмом и Поппером</text:span></text:p>
      <text:p text:style-name="P5"><text:span text:style-name="T1">все – карта</text:span></text:p>
      <text:p text:style-name="P5"><text:span text:style-name="T1">поппер ценносто-нейтрален – как обращаться с сознанием</text:span></text:p>
      <text:p text:style-name="P5"><text:span text:style-name="T1">botton-up можно дойти до перманентного просветление</text:span></text:p>
      <text:p text:style-name="P5"><text:span text:style-name="T1">цепляние на уровне внимания – цепляние на уровне ценностей</text:span></text:p>
      <text:p text:style-name="P5"><text:span text:style-name="T1">когда мы хотим именно что-то конкретное, то мы страдаем</text:span></text:p>
      <text:p text:style-name="P6"><text:span text:style-name="T1">можно понять, что есть другие способы достигать ценности</text:span></text:p>
      <text:p text:style-name="P6"><text:span text:style-name="T1">Просветление – когерентность карты</text:span></text:p>
      <text:p text:style-name="P6"><text:span text:style-name="T1">психотерапия</text:span></text:p>
      <text:p text:style-name="P6"><text:span text:style-name="T1">поппер не дает конкретных решений в неприятных эмоциональных ситуаций</text:span></text:p>
      <text:p text:style-name="P6"><text:span text:style-name="T1">терапия зачастую основывается на практике и эпициклична</text:span></text:p>
      <text:p text:style-name="P6"><text:span text:style-name="T1">результат</text:span></text:p>
      <text:p text:style-name="P7"><text:span text:style-name="T1">меняется не только карта, но и поведение, восприятие реальности</text:span></text:p>
      <text:p text:style-name="P7"><text:span text:style-name="T1">естественное планирование и однонаправленность</text:span></text:p>
      <text:p text:style-name="P7"><text:span text:style-name="T1">более невербальное мышление</text:span></text:p>
      <text:p text:style-name="P7"><text:span text:style-name="T1">больше медитирую – менее расщепленная личность</text:span></text:p>
      <text:p text:style-name="P7"><text:span text:style-name="T1">расслабление тела</text:span></text:p>
      <text:p text:style-name="P8"><text:span text:style-name="T1">уходит аллергия, интуитивное питание работает</text:span></text:p>
      <text:p text:style-name="P8"><text:span text:style-name="T1">установка на рост возникае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5:25:25.275390807</meta:creation-date>
    <dc:date>2020-05-24T17:23:53.179205782</dc:date>
    <meta:editing-duration>PT26M16S</meta:editing-duration>
    <meta:editing-cycles>1</meta:editing-cycles>
    <meta:document-statistic meta:table-count="0" meta:image-count="0" meta:object-count="0" meta:page-count="2" meta:paragraph-count="78" meta:word-count="404" meta:character-count="3186" meta:non-whitespace-character-count="2830"/>
    <meta:generator>LibreOffice/6.0.7.3$Linux_X86_64 LibreOffice_project/00m0$Build-3</meta:generator>
  </office:meta>
</office:document-meta>
</file>